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765f" officeooo:paragraph-rsid="0010765f"/>
    </style:style>
    <style:style style:name="T1" style:family="text">
      <style:text-properties officeooo:rsid="0010ec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 SQL server: <text:span text:style-name="T1">13...91pT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10:45:52.033980624</meta:creation-date>
    <dc:date>2019-06-23T10:47:12.723575405</dc:date>
    <meta:editing-duration>PT1M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4" meta:character-count="29" meta:non-whitespace-character-count="26"/>
  </office:meta>
</office:document-meta>
</file>